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59H33M22.992051S" calcext:value-type="time">
            <text:p>1159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Puzzle difficulty cut-offs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32H13M15.354S" calcext:value-type="time">
            <text:p>32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07:55:24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6T08:55:56.758000000</dc:date>
    <meta:editing-duration>P51DT5H59M39S</meta:editing-duration>
    <meta:editing-cycles>1349</meta:editing-cycles>
    <meta:generator>LibreOffice/7.2.6.2$Windows_X86_64 LibreOffice_project/b0ec3a565991f7569a5a7f5d24fed7f52653d754</meta:generator>
    <meta:document-statistic meta:table-count="2" meta:cell-count="1686" meta:object-count="0"/>
  </office:meta>
</office:document-meta>
</file>